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773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2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3pt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ame rack" table:style-name="ta1">
        <table:shapes>
          <draw:frame draw:z-index="0" draw:name="Disk IO contention == Ram IO contention" draw:style-name="gr1" draw:text-style-name="P1" svg:width="27.464cm" svg:height="10.599cm" svg:x="2.582cm" svg:y="3.958cm">
            <draw:object draw:notify-on-update-of-ranges="'same rack'.A1:'same rack'.A1 'same rack'.A2:'same rack'.A5 'same rack'.B1:'same rack'.B1 'same rack'.B2:'same rack'.B5 'same rack'.C1:'same rack'.C1 'same rack'.C2:'same rack'.C5 'same rack'.D1:'same rack'.D1 'same rack'.D2:'same rack'.D5" xlink:href="./Object 1" xlink:type="simple" xlink:show="embed" xlink:actuate="onLoad"/>
            <draw:image xlink:href="./ObjectReplacements/Object 1" xlink:type="simple" xlink:show="embed" xlink:actuate="onLoad"/>
            <svg:title>d</svg:title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Default"/>
        <table:table-row table:style-name="ro1">
          <table:table-cell office:value-type="string">
            <text:p>experiments</text:p>
          </table:table-cell>
          <table:table-cell table:style-name="Default" office:value-type="string">
            <text:p>first job finished</text:p>
          </table:table-cell>
          <table:table-cell table:style-name="Default" office:value-type="string">
            <text:p>second job finished</text:p>
          </table:table-cell>
          <table:table-cell table:style-name="Default" office:value-type="string">
            <text:p>running time</text:p>
          </table:table-cell>
          <table:table-cell/>
        </table:table-row>
        <table:table-row table:style-name="ro1">
          <table:table-cell office:value-type="string">
            <text:p>1. 2vm per node</text:p>
          </table:table-cell>
          <table:table-cell office:value-type="float" office:value="207148.929247">
            <text:p>207148.929247</text:p>
          </table:table-cell>
          <table:table-cell office:value-type="float" office:value="207159.341557">
            <text:p>207159.341557</text:p>
          </table:table-cell>
          <table:table-cell office:value-type="float" office:value="207200">
            <text:p>207200</text:p>
          </table:table-cell>
          <table:table-cell/>
        </table:table-row>
        <table:table-row table:style-name="ro1">
          <table:table-cell office:value-type="string">
            <text:p>2. 1vm per node</text:p>
          </table:table-cell>
          <table:table-cell office:value-type="float" office:value="103591.253786">
            <text:p>103591.253786</text:p>
          </table:table-cell>
          <table:table-cell office:value-type="float" office:value="103605.908665">
            <text:p>103605.908665</text:p>
          </table:table-cell>
          <table:table-cell office:value-type="float" office:value="103700">
            <text:p>103700</text:p>
          </table:table-cell>
          <table:table-cell/>
        </table:table-row>
        <table:table-row table:style-name="ro1">
          <table:table-cell office:value-type="string">
            <text:p>3. migrate to idle node</text:p>
          </table:table-cell>
          <table:table-cell office:value-type="float" office:value="103591.253786">
            <text:p>103591.253786</text:p>
          </table:table-cell>
          <table:table-cell office:value-type="float" office:value="103605.908665">
            <text:p>103605.908665</text:p>
          </table:table-cell>
          <table:table-cell office:value-type="float" office:value="103700">
            <text:p>103700</text:p>
          </table:table-cell>
          <table:table-cell/>
        </table:table-row>
        <table:table-row table:style-name="ro2">
          <table:table-cell office:value-type="string">
            <text:p>4. swap vms, migrate to idle</text:p>
          </table:table-cell>
          <table:table-cell office:value-type="float" office:value="107194.344362">
            <text:p>107194.344362</text:p>
          </table:table-cell>
          <table:table-cell office:value-type="float" office:value="107195.709836">
            <text:p>107195.709836</text:p>
          </table:table-cell>
          <table:table-cell office:value-type="float" office:value="107199.999996">
            <text:p>107199.999996</text:p>
          </table:table-cell>
          <table:table-cell/>
        </table:table-row>
        <table:table-row table:style-name="ro3">
          <table:table-cell/>
          <table:table-cell table:style-name="Default" table:number-columns-repeated="3"/>
          <table:table-cell/>
        </table:table-row>
        <table:table-row table:style-name="ro4">
          <table:table-cell/>
          <table:table-cell table:style-name="Default"/>
          <table:table-cell table:style-name="ce2" office:value-type="string">
            <text:p>First Job -&gt; RAM Intensive</text:p>
          </table:table-cell>
          <table:table-cell table:style-name="ce2"/>
          <table:table-cell table:style-name="ce2" office:value-type="string">
            <text:p>Second Job -&gt; Disk Intensive</text:p>
          </table:table-cell>
        </table:table-row>
      </table:table>
      <table:table table:name="same rack Disk IO" table:style-name="ta1">
        <table:shapes>
          <draw:frame draw:z-index="0" draw:style-name="gr1" draw:text-style-name="P1" svg:width="29.87cm" svg:height="10.42cm" svg:x="1.5cm" svg:y="3.845cm">
            <draw:object draw:notify-on-update-of-ranges="'same rack Disk IO'.A1:'same rack Disk IO'.A1 'same rack Disk IO'.A2:'same rack Disk IO'.A5 'same rack Disk IO'.B1:'same rack Disk IO'.B1 'same rack Disk IO'.B2:'same rack Disk IO'.B5 'same rack Disk IO'.C1:'same rack Disk IO'.C1 'same rack Disk IO'.C2:'same rack Disk IO'.C5 'same rack Disk IO'.D1:'same rack Disk IO'.D1 'same rack Disk IO'.D2:'same rack Disk IO'.D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4" table:default-cell-style-name="Default"/>
        <table:table-row table:style-name="ro1">
          <table:table-cell office:value-type="string">
            <text:p>experiments</text:p>
          </table:table-cell>
          <table:table-cell table:style-name="Default" office:value-type="string">
            <text:p>first job finished</text:p>
          </table:table-cell>
          <table:table-cell table:style-name="Default" office:value-type="string">
            <text:p>second job finished</text:p>
          </table:table-cell>
          <table:table-cell table:style-name="Default" office:value-type="string">
            <text:p>running time</text:p>
          </table:table-cell>
          <table:table-cell/>
        </table:table-row>
        <table:table-row table:style-name="ro1">
          <table:table-cell office:value-type="string">
            <text:p>1. 2vm per node</text:p>
          </table:table-cell>
          <table:table-cell office:value-type="float" office:value="207239.850918">
            <text:p>207239.850918</text:p>
          </table:table-cell>
          <table:table-cell office:value-type="float" office:value="407156.661347">
            <text:p>407156.661347</text:p>
          </table:table-cell>
          <table:table-cell office:value-type="float" office:value="407199.999986">
            <text:p>407199.999986</text:p>
          </table:table-cell>
          <table:table-cell/>
        </table:table-row>
        <table:table-row table:style-name="ro1">
          <table:table-cell office:value-type="string">
            <text:p>2. 1vm per node</text:p>
          </table:table-cell>
          <table:table-cell office:value-type="float" office:value="103648.7458">
            <text:p>103648.7458</text:p>
          </table:table-cell>
          <table:table-cell office:value-type="float" office:value="203619.163179">
            <text:p>203619.163179</text:p>
          </table:table-cell>
          <table:table-cell office:value-type="float" office:value="203699.999996">
            <text:p>203699.999996</text:p>
          </table:table-cell>
          <table:table-cell/>
        </table:table-row>
        <table:table-row table:style-name="ro1">
          <table:table-cell office:value-type="string">
            <text:p>3. migrate to idle node</text:p>
          </table:table-cell>
          <table:table-cell office:value-type="float" office:value="103648.7458">
            <text:p>103648.7458</text:p>
          </table:table-cell>
          <table:table-cell office:value-type="float" office:value="203619.163179">
            <text:p>203619.163179</text:p>
          </table:table-cell>
          <table:table-cell office:value-type="float" office:value="203699.999996">
            <text:p>203699.999996</text:p>
          </table:table-cell>
          <table:table-cell/>
        </table:table-row>
        <table:table-row table:style-name="ro2">
          <table:table-cell office:value-type="string">
            <text:p>4. swap vms, migrate to idle</text:p>
          </table:table-cell>
          <table:table-cell office:value-type="float" office:value="103787.81842">
            <text:p>103787.81842</text:p>
          </table:table-cell>
          <table:table-cell office:value-type="float" office:value="203733.59977">
            <text:p>203733.59977</text:p>
          </table:table-cell>
          <table:table-cell office:value-type="float" office:value="203799.999996">
            <text:p>203799.999996</text:p>
          </table:table-cell>
          <table:table-cell/>
        </table:table-row>
        <table:table-row table:style-name="ro3">
          <table:table-cell/>
          <table:table-cell table:style-name="Default" table:number-columns-repeated="3"/>
          <table:table-cell/>
        </table:table-row>
        <table:table-row table:style-name="ro4">
          <table:table-cell/>
          <table:table-cell table:style-name="Default"/>
          <table:table-cell table:style-name="ce2" office:value-type="string">
            <text:p>First Job -&gt; RAM Intensive</text:p>
          </table:table-cell>
          <table:table-cell table:style-name="ce2"/>
          <table:table-cell table:style-name="ce2" office:value-type="string">
            <text:p>Second Job -&gt; Disk Intensive</text:p>
          </table:table-cell>
        </table:table-row>
      </table:table>
      <table:table table:name="different racks" table:style-name="ta1">
        <table:shapes>
          <draw:frame draw:z-index="0" draw:style-name="gr1" draw:text-style-name="P1" svg:width="26.81cm" svg:height="10.44cm" svg:x="2.472cm" svg:y="3.958cm">
            <draw:object draw:notify-on-update-of-ranges="'different racks'.A1:'different racks'.A1 'different racks'.A2:'different racks'.A5 'different racks'.B1:'different racks'.B1 'different racks'.B2:'different racks'.B5 'different racks'.C1:'different racks'.C1 'different racks'.C2:'different racks'.C5 'different racks'.D1:'different racks'.D1 'different racks'.D2:'different racks'.D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row table:style-name="ro1">
          <table:table-cell office:value-type="string">
            <text:p>experiments</text:p>
          </table:table-cell>
          <table:table-cell table:style-name="Default" office:value-type="string">
            <text:p>first job finished</text:p>
          </table:table-cell>
          <table:table-cell table:style-name="Default" office:value-type="string">
            <text:p>second job finished</text:p>
          </table:table-cell>
          <table:table-cell table:style-name="Default" office:value-type="string">
            <text:p>running time</text:p>
          </table:table-cell>
        </table:table-row>
        <table:table-row table:style-name="ro1">
          <table:table-cell office:value-type="string">
            <text:p>1. 2vm per node</text:p>
          </table:table-cell>
          <table:table-cell office:value-type="float" office:value="207130.793254">
            <text:p>207130.793254</text:p>
          </table:table-cell>
          <table:table-cell office:value-type="float" office:value="207144.307226">
            <text:p>207144.307226</text:p>
          </table:table-cell>
          <table:table-cell office:value-type="float" office:value="207200">
            <text:p>207200</text:p>
          </table:table-cell>
        </table:table-row>
        <table:table-row table:style-name="ro1">
          <table:table-cell office:value-type="string">
            <text:p>2. 1vm per node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3. migrate to idle node</text:p>
          </table:table-cell>
          <table:table-cell office:value-type="float" office:value="103598.116774">
            <text:p>103598.116774</text:p>
          </table:table-cell>
          <table:table-cell office:value-type="float" office:value="103662.837422">
            <text:p>103662.837422</text:p>
          </table:table-cell>
          <table:table-cell office:value-type="float" office:value="103700">
            <text:p>103700</text:p>
          </table:table-cell>
        </table:table-row>
        <table:table-row table:style-name="ro2">
          <table:table-cell office:value-type="string">
            <text:p>4. swap vms, migrate to idle</text:p>
          </table:table-cell>
          <table:table-cell office:value-type="float" office:value="107195.192388">
            <text:p>107195.192388</text:p>
          </table:table-cell>
          <table:table-cell office:value-type="float" office:value="107200.675581">
            <text:p>107200.675581</text:p>
          </table:table-cell>
          <table:table-cell office:value-type="float" office:value="107300">
            <text:p>107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geny </meta:initial-creator>
    <meta:creation-date>2013-07-17T13:15:08</meta:creation-date>
    <meta:generator>LibreOffice/4.0.2.2$Linux_x86 LibreOffice_project/400m0$Build-2</meta:generator>
    <dc:date>2013-07-17T14:32:12</dc:date>
    <dc:creator>evgeny </dc:creator>
    <meta:editing-duration>PT48M10S</meta:editing-duration>
    <meta:editing-cycles>10</meta:editing-cycles>
    <meta:document-statistic meta:table-count="3" meta:cell-count="6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465cm" svg:height="10.6cm" xlink:href=".." xlink:type="simple" chart:class="chart:bar" chart:style-name="ch1">
        <chart:title svg:x="9.715cm" svg:y="0.347cm" chart:style-name="ch2">
          <text:p>Disk IO contention == Ram
 contention</text:p>
        </chart:title>
        <chart:legend chart:legend-position="end" svg:x="23.747cm" svg:y="4.503cm" style:legend-expansion="high" chart:style-name="ch3"/>
        <chart:plot-area chart:style-name="ch4" table:cell-range-address="'same rack'.A1:'same rack'.D5" chart:data-source-has-labels="both" svg:x="0.999cm" svg:y="2.266cm" svg:width="21.65cm" svg:height="7.702cm">
          <chartooo:coordinate-region svg:x="2.361cm" svg:y="2.465cm" svg:width="20.288cm" svg:height="6.856cm"/>
          <chart:axis chart:dimension="x" chart:name="primary-x" chart:style-name="ch5" chartooo:axis-type="auto">
            <chartooo:date-scale/>
            <chart:categories table:cell-range-address="'same rack'.A2:'same rack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ame rack'.B2:'same rack'.B5" chart:label-cell-address="'same rack'.B1:'same rack'.B1" chart:class="chart:bar">
            <chart:data-point chart:repeated="4"/>
          </chart:series>
          <chart:series chart:style-name="ch9" chart:values-cell-range-address="'same rack'.C2:'same rack'.C5" chart:label-cell-address="'same rack'.C1:'same rack'.C1" chart:class="chart:bar">
            <chart:data-point chart:repeated="4"/>
          </chart:series>
          <chart:series chart:style-name="ch10" chart:values-cell-range-address="'same rack'.D2:'same rack'.D5" chart:label-cell-address="'same rack'.D1:'same rack'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 job finished</text:p>
                <draw:g>
                  <svg:desc>'same rack'.B1:'same rack'.B1</svg:desc>
                </draw:g>
              </table:table-cell>
              <table:table-cell office:value-type="string">
                <text:p>second job finished</text:p>
                <draw:g>
                  <svg:desc>'same rack'.C1:'same rack'.C1</svg:desc>
                </draw:g>
              </table:table-cell>
              <table:table-cell office:value-type="string">
                <text:p>running time</text:p>
                <draw:g>
                  <svg:desc>'same rack'.D1:'same rack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. 2vm per node</text:p>
                <draw:g>
                  <svg:desc>'same rack'.A2:'same rack'.A5</svg:desc>
                </draw:g>
              </table:table-cell>
              <table:table-cell office:value-type="float" office:value="207148.929247">
                <text:p>207148.929247</text:p>
                <draw:g>
                  <svg:desc>'same rack'.B2:'same rack'.B5</svg:desc>
                </draw:g>
              </table:table-cell>
              <table:table-cell office:value-type="float" office:value="207159.341557">
                <text:p>207159.341557</text:p>
                <draw:g>
                  <svg:desc>'same rack'.C2:'same rack'.C5</svg:desc>
                </draw:g>
              </table:table-cell>
              <table:table-cell office:value-type="float" office:value="207200">
                <text:p>207200</text:p>
                <draw:g>
                  <svg:desc>'same rack'.D2:'same rack'.D5</svg:desc>
                </draw:g>
              </table:table-cell>
            </table:table-row>
            <table:table-row>
              <table:table-cell office:value-type="string">
                <text:p>2. 1vm per node</text:p>
              </table:table-cell>
              <table:table-cell office:value-type="float" office:value="103591.253786">
                <text:p>103591.253786</text:p>
              </table:table-cell>
              <table:table-cell office:value-type="float" office:value="103605.908665">
                <text:p>103605.908665</text:p>
              </table:table-cell>
              <table:table-cell office:value-type="float" office:value="103700">
                <text:p>103700</text:p>
              </table:table-cell>
            </table:table-row>
            <table:table-row>
              <table:table-cell office:value-type="string">
                <text:p>3. migrate to idle node</text:p>
              </table:table-cell>
              <table:table-cell office:value-type="float" office:value="103591.253786">
                <text:p>103591.253786</text:p>
              </table:table-cell>
              <table:table-cell office:value-type="float" office:value="103605.908665">
                <text:p>103605.908665</text:p>
              </table:table-cell>
              <table:table-cell office:value-type="float" office:value="103700">
                <text:p>103700</text:p>
              </table:table-cell>
            </table:table-row>
            <table:table-row>
              <table:table-cell office:value-type="string">
                <text:p>4. swap vms, migrate to idle</text:p>
              </table:table-cell>
              <table:table-cell office:value-type="float" office:value="107194.344362">
                <text:p>107194.344362</text:p>
              </table:table-cell>
              <table:table-cell office:value-type="float" office:value="107195.709836">
                <text:p>107195.709836</text:p>
              </table:table-cell>
              <table:table-cell office:value-type="float" office:value="107199.999996">
                <text:p>107199.9999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871cm" svg:height="10.421cm" xlink:href=".." xlink:type="simple" chart:class="chart:bar" chart:style-name="ch1">
        <chart:title svg:x="10.857cm" svg:y="0.344cm" chart:style-name="ch2">
          <text:p>Disk IO contention = 2x Ram Contention</text:p>
        </chart:title>
        <chart:legend chart:legend-position="end" svg:x="26.152cm" svg:y="4.413cm" style:legend-expansion="high" chart:style-name="ch3"/>
        <chart:plot-area chart:style-name="ch4" table:cell-range-address="'same rack Disk IO'.A1:'same rack Disk IO'.D5" chart:data-source-has-labels="both" svg:x="1.047cm" svg:y="1.747cm" svg:width="23.912cm" svg:height="8.046cm">
          <chartooo:coordinate-region svg:x="2.409cm" svg:y="1.947cm" svg:width="22.55cm" svg:height="7.199cm"/>
          <chart:axis chart:dimension="x" chart:name="primary-x" chart:style-name="ch5" chartooo:axis-type="auto">
            <chartooo:date-scale/>
            <chart:categories table:cell-range-address="'same rack Disk IO'.A2:'same rack Disk IO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ame rack Disk IO'.B2:'same rack Disk IO'.B5" chart:label-cell-address="'same rack Disk IO'.B1:'same rack Disk IO'.B1" chart:class="chart:bar">
            <chart:data-point chart:repeated="4"/>
          </chart:series>
          <chart:series chart:style-name="ch9" chart:values-cell-range-address="'same rack Disk IO'.C2:'same rack Disk IO'.C5" chart:label-cell-address="'same rack Disk IO'.C1:'same rack Disk IO'.C1" chart:class="chart:bar">
            <chart:data-point chart:repeated="4"/>
          </chart:series>
          <chart:series chart:style-name="ch10" chart:values-cell-range-address="'same rack Disk IO'.D2:'same rack Disk IO'.D5" chart:label-cell-address="'same rack Disk IO'.D1:'same rack Disk IO'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 job finished</text:p>
                <draw:g>
                  <svg:desc>'same rack Disk IO'.B1:'same rack Disk IO'.B1</svg:desc>
                </draw:g>
              </table:table-cell>
              <table:table-cell office:value-type="string">
                <text:p>second job finished</text:p>
                <draw:g>
                  <svg:desc>'same rack Disk IO'.C1:'same rack Disk IO'.C1</svg:desc>
                </draw:g>
              </table:table-cell>
              <table:table-cell office:value-type="string">
                <text:p>running time</text:p>
                <draw:g>
                  <svg:desc>'same rack Disk IO'.D1:'same rack Disk IO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. 2vm per node</text:p>
                <draw:g>
                  <svg:desc>'same rack Disk IO'.A2:'same rack Disk IO'.A5</svg:desc>
                </draw:g>
              </table:table-cell>
              <table:table-cell office:value-type="float" office:value="207239.850918">
                <text:p>207239.850918</text:p>
                <draw:g>
                  <svg:desc>'same rack Disk IO'.B2:'same rack Disk IO'.B5</svg:desc>
                </draw:g>
              </table:table-cell>
              <table:table-cell office:value-type="float" office:value="407156.661347">
                <text:p>407156.661347</text:p>
                <draw:g>
                  <svg:desc>'same rack Disk IO'.C2:'same rack Disk IO'.C5</svg:desc>
                </draw:g>
              </table:table-cell>
              <table:table-cell office:value-type="float" office:value="407199.999986">
                <text:p>407199.999986</text:p>
                <draw:g>
                  <svg:desc>'same rack Disk IO'.D2:'same rack Disk IO'.D5</svg:desc>
                </draw:g>
              </table:table-cell>
            </table:table-row>
            <table:table-row>
              <table:table-cell office:value-type="string">
                <text:p>2. 1vm per node</text:p>
              </table:table-cell>
              <table:table-cell office:value-type="float" office:value="103648.7458">
                <text:p>103648.7458</text:p>
              </table:table-cell>
              <table:table-cell office:value-type="float" office:value="203619.163179">
                <text:p>203619.163179</text:p>
              </table:table-cell>
              <table:table-cell office:value-type="float" office:value="203699.999996">
                <text:p>203699.999996</text:p>
              </table:table-cell>
            </table:table-row>
            <table:table-row>
              <table:table-cell office:value-type="string">
                <text:p>3. migrate to idle node</text:p>
              </table:table-cell>
              <table:table-cell office:value-type="float" office:value="103648.7458">
                <text:p>103648.7458</text:p>
              </table:table-cell>
              <table:table-cell office:value-type="float" office:value="203619.163179">
                <text:p>203619.163179</text:p>
              </table:table-cell>
              <table:table-cell office:value-type="float" office:value="203699.999996">
                <text:p>203699.999996</text:p>
              </table:table-cell>
            </table:table-row>
            <table:table-row>
              <table:table-cell office:value-type="string">
                <text:p>4. swap vms, migrate to idle</text:p>
              </table:table-cell>
              <table:table-cell office:value-type="float" office:value="103787.81842">
                <text:p>103787.81842</text:p>
              </table:table-cell>
              <table:table-cell office:value-type="float" office:value="203733.59977">
                <text:p>203733.59977</text:p>
              </table:table-cell>
              <table:table-cell office:value-type="float" office:value="203799.999996">
                <text:p>203799.9999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811cm" svg:height="10.441cm" xlink:href=".." xlink:type="simple" chart:class="chart:bar" chart:style-name="ch1">
        <chart:title svg:x="11.417cm" svg:y="0.344cm" chart:style-name="ch2">
          <text:p>Two different racks</text:p>
        </chart:title>
        <chart:legend chart:legend-position="end" svg:x="23.092cm" svg:y="4.423cm" style:legend-expansion="high" chart:style-name="ch3"/>
        <chart:plot-area chart:style-name="ch4" table:cell-range-address="'different racks'.A1:'different racks'.D5" chart:data-source-has-labels="both" svg:x="0.986cm" svg:y="1.747cm" svg:width="21.035cm" svg:height="8.066cm">
          <chartooo:coordinate-region svg:x="2.348cm" svg:y="1.947cm" svg:width="19.673cm" svg:height="7.219cm"/>
          <chart:axis chart:dimension="x" chart:name="primary-x" chart:style-name="ch5" chartooo:axis-type="auto">
            <chartooo:date-scale/>
            <chart:categories table:cell-range-address="'different racks'.A2:'different racks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different racks'.B2:'different racks'.B5" chart:label-cell-address="'different racks'.B1:'different racks'.B1" chart:class="chart:bar">
            <chart:data-point chart:repeated="4"/>
          </chart:series>
          <chart:series chart:style-name="ch9" chart:values-cell-range-address="'different racks'.C2:'different racks'.C5" chart:label-cell-address="'different racks'.C1:'different racks'.C1" chart:class="chart:bar">
            <chart:data-point chart:repeated="4"/>
          </chart:series>
          <chart:series chart:style-name="ch10" chart:values-cell-range-address="'different racks'.D2:'different racks'.D5" chart:label-cell-address="'different racks'.D1:'different racks'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 job finished</text:p>
                <draw:g>
                  <svg:desc>'different racks'.B1:'different racks'.B1</svg:desc>
                </draw:g>
              </table:table-cell>
              <table:table-cell office:value-type="string">
                <text:p>second job finished</text:p>
                <draw:g>
                  <svg:desc>'different racks'.C1:'different racks'.C1</svg:desc>
                </draw:g>
              </table:table-cell>
              <table:table-cell office:value-type="string">
                <text:p>running time</text:p>
                <draw:g>
                  <svg:desc>'different racks'.D1:'different rack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. 2vm per node</text:p>
                <draw:g>
                  <svg:desc>'different racks'.A2:'different racks'.A5</svg:desc>
                </draw:g>
              </table:table-cell>
              <table:table-cell office:value-type="float" office:value="207130.793254">
                <text:p>207130.793254</text:p>
                <draw:g>
                  <svg:desc>'different racks'.B2:'different racks'.B5</svg:desc>
                </draw:g>
              </table:table-cell>
              <table:table-cell office:value-type="float" office:value="207144.307226">
                <text:p>207144.307226</text:p>
                <draw:g>
                  <svg:desc>'different racks'.C2:'different racks'.C5</svg:desc>
                </draw:g>
              </table:table-cell>
              <table:table-cell office:value-type="float" office:value="207200">
                <text:p>207200</text:p>
                <draw:g>
                  <svg:desc>'different racks'.D2:'different racks'.D5</svg:desc>
                </draw:g>
              </table:table-cell>
            </table:table-row>
            <table:table-row>
              <table:table-cell office:value-type="string">
                <text:p>2. 1vm per nod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 migrate to idle node</text:p>
              </table:table-cell>
              <table:table-cell office:value-type="float" office:value="103598.116774">
                <text:p>103598.116774</text:p>
              </table:table-cell>
              <table:table-cell office:value-type="float" office:value="103662.837422">
                <text:p>103662.837422</text:p>
              </table:table-cell>
              <table:table-cell office:value-type="float" office:value="103700">
                <text:p>103700</text:p>
              </table:table-cell>
            </table:table-row>
            <table:table-row>
              <table:table-cell office:value-type="string">
                <text:p>4. swap vms, migrate to idle</text:p>
              </table:table-cell>
              <table:table-cell office:value-type="float" office:value="107195.192388">
                <text:p>107195.192388</text:p>
              </table:table-cell>
              <table:table-cell office:value-type="float" office:value="107200.675581">
                <text:p>107200.675581</text:p>
              </table:table-cell>
              <table:table-cell office:value-type="float" office:value="107300">
                <text:p>1073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